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draw:fill="none" draw:textarea-vertical-align="middle"/>
    </style:style>
    <style:style style:name="gr2" style:family="graphic" style:parent-style-name="objectwithoutfill">
      <style:graphic-properties draw:stroke="solid" draw:stroke-dash="Fine_20_Dashed_20__28_var_29_"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800000" draw:marker-start-width="0.2cm" draw:marker-end-width="0.2cm" draw:fill="solid" draw:fill-color="#c5000b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Fine_20_Dashed_20__28_var_29_" svg:stroke-width="0.1cm" svg:stroke-color="#009900" draw:marker-start="" draw:marker-start-width="0.35cm" draw:marker-end="Arrowheads_20_2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draw:stroke-dash="Fine_20_Dashed_20__28_var_29_" svg:stroke-width="0.051cm" svg:stroke-color="#000000" draw:marker-start-width="0.276cm" draw:marker-end-width="0.276cm" draw:fill="solid" draw:fill-color="#000000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_20__28_var_29_" svg:stroke-width="0.051cm" svg:stroke-color="#c5000b" draw:marker-start="Arrowheads_20_2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_20__28_var_29_" svg:stroke-width="0.1cm" svg:stroke-color="#000000" draw:marker-start-width="0.273cm" draw:marker-end-width="0.273cm" draw:fill="solid" draw:fill-color="#c5000b" draw:textarea-vertical-align="middle" draw:auto-grow-height="false" fo:min-height="0.749cm" fo:min-width="0.499cm" fo:padding-top="0.174cm" fo:padding-bottom="0.174cm" fo:padding-left="0.299cm" fo:padding-right="0.299cm"/>
    </style:style>
    <style:style style:name="gr8" style:family="graphic" style:parent-style-name="standard">
      <style:graphic-properties draw:stroke="solid" draw:stroke-dash="Fine_20_Dashed_20__28_var_29_" svg:stroke-width="0.1cm" svg:stroke-color="#c5000b" draw:marker-start="" draw:marker-start-width="0.35cm" draw:marker-end="Arrowheads_20_2" draw:marker-end-width="0.35cm" draw:fill="solid" draw:fill-color="#0099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</style:style>
    <style:style style:name="gr13" style:family="graphic" style:parent-style-name="standard">
      <style:graphic-properties draw:stroke="none" svg:stroke-width="0.102cm" svg:stroke-color="#000000" draw:marker-start-width="0.352cm" draw:marker-end-width="0.352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102cm" svg:stroke-color="#000000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357cm" svg:y1="3.251cm" svg:x2="16.357cm" svg:y2="13.411cm">
          <text:p/>
        </draw:line>
        <draw:line draw:style-name="gr1" draw:text-style-name="P1" draw:layer="layout" svg:x1="19.657cm" svg:y1="3.251cm" svg:x2="19.657cm" svg:y2="13.411cm">
          <text:p/>
        </draw:line>
        <draw:line draw:style-name="gr1" draw:text-style-name="P1" draw:layer="layout" svg:x1="22.757cm" svg:y1="3.251cm" svg:x2="22.757cm" svg:y2="13.411cm">
          <text:p/>
        </draw:line>
        <draw:line draw:style-name="gr1" draw:text-style-name="P1" draw:layer="layout" svg:x1="9.257cm" svg:y1="3.251cm" svg:x2="9.257cm" svg:y2="13.411cm">
          <text:p/>
        </draw:line>
        <draw:line draw:style-name="gr1" draw:text-style-name="P1" draw:layer="layout" svg:x1="5.657cm" svg:y1="3.251cm" svg:x2="5.657cm" svg:y2="13.411cm">
          <text:p/>
        </draw:line>
        <draw:line draw:style-name="gr1" draw:text-style-name="P1" draw:layer="layout" svg:x1="2.457cm" svg:y1="3.251cm" svg:x2="2.457cm" svg:y2="13.411cm">
          <text:p/>
        </draw:line>
        <draw:line draw:style-name="gr2" draw:text-style-name="P1" draw:layer="layout" svg:x1="9.257cm" svg:y1="4.837cm" svg:x2="12.686cm" svg:y2="4.837cm">
          <text:p/>
        </draw:line>
        <draw:custom-shape draw:style-name="gr3" draw:text-style-name="P1" draw:layer="layout" svg:width="1.27cm" svg:height="0.935cm" svg:x="14.786cm" svg:y="5.49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" draw:text-style-name="P1" draw:layer="layout" svg:width="3.429cm" svg:height="0.77cm" svg:x="9.257cm" svg:y="7.385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1" draw:text-style-name="P1" draw:layer="layout" svg:x1="12.758cm" svg:y1="3.251cm" svg:x2="12.758cm" svg:y2="13.411cm">
          <text:p/>
        </draw:line>
        <draw:line draw:style-name="gr2" draw:text-style-name="P1" draw:layer="layout" svg:x1="12.858cm" svg:y1="4.837cm" svg:x2="16.287cm" svg:y2="4.837cm">
          <text:p/>
        </draw:line>
        <draw:custom-shape draw:style-name="gr5" draw:text-style-name="P1" draw:layer="layout" svg:width="1.27cm" svg:height="0.935cm" svg:x="9.433cm" svg:y="3.511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6" draw:text-style-name="P1" draw:layer="layout" svg:x1="12.86cm" svg:y1="6.737cm" svg:x2="16.289cm" svg:y2="6.737cm">
          <text:p/>
        </draw:line>
        <draw:line draw:style-name="gr2" draw:text-style-name="P1" draw:layer="layout" svg:x1="9.258cm" svg:y1="10.438cm" svg:x2="12.687cm" svg:y2="10.438cm">
          <text:p/>
        </draw:line>
        <draw:custom-shape draw:style-name="gr7" draw:text-style-name="P1" draw:layer="layout" svg:width="1.27cm" svg:height="0.935cm" svg:x="14.787cm" svg:y="10.9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8" draw:text-style-name="P1" draw:layer="layout" svg:width="3.429cm" svg:height="0.77cm" svg:x="9.258cm" svg:y="12.486cm">
          <text:p/>
          <draw:enhanced-geometry svg:viewBox="0 0 21600 21600" draw:text-areas="?f0 0 ?f4 21600" draw:type="left-right-arrow-callout" draw:modifiers="5400 5500 2700 8100" draw:enhanced-path="M ?f0 0 L ?f4 0 ?f4 ?f3 ?f6 ?f3 ?f6 ?f1 21600 10800 ?f6 ?f5 ?f6 ?f7 ?f4 ?f7 ?f4 21600 ?f0 21600 ?f0 ?f7 ?f2 ?f7 ?f2 ?f5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$0 top" draw:handle-range-x-minimum="$2" draw:handle-range-x-maximum="108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2" draw:text-style-name="P1" draw:layer="layout" svg:x1="12.859cm" svg:y1="10.438cm" svg:x2="16.288cm" svg:y2="10.438cm">
          <text:p/>
        </draw:line>
        <draw:custom-shape draw:style-name="gr5" draw:text-style-name="P1" draw:layer="layout" svg:width="1.27cm" svg:height="0.935cm" svg:x="9.434cm" svg:y="9.112cm">
          <text:p/>
          <draw:enhanced-geometry svg:viewBox="0 0 144 122" draw:mirror-vertical="tru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line draw:style-name="gr9" draw:text-style-name="P1" draw:layer="layout" svg:x1="2.398cm" svg:y1="8.585cm" svg:x2="22.718cm" svg:y2="8.585cm">
          <text:p/>
        </draw:line>
        <draw:custom-shape draw:style-name="gr10" draw:text-style-name="P1" draw:layer="layout" svg:width="2.713cm" svg:height="1.397cm" svg:x="11.524cm" svg:y="1.854cm">
          <text:p text:style-name="P1">browser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1" draw:layer="layout" svg:width="2.794cm" svg:height="2.094cm" svg:x="4.134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4.134cm" svg:y="1.534cm">
            <draw:text-box>
              <text:p>test</text:p>
              <text:p>session</text:p>
            </draw:text-box>
          </draw:frame>
        </draw:g>
        <draw:g>
          <draw:custom-shape draw:style-name="gr11" draw:text-style-name="P1" draw:layer="layout" svg:width="2.794cm" svg:height="2.094cm" svg:x="18.035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18.035cm" svg:y="1.534cm">
            <draw:text-box>
              <text:p>app</text:p>
              <text:p>session</text:p>
            </draw:text-box>
          </draw:frame>
        </draw:g>
        <draw:g>
          <draw:custom-shape draw:style-name="gr11" draw:text-style-name="P1" draw:layer="layout" svg:width="2.794cm" svg:height="2.094cm" svg:x="4.135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4.135cm" svg:y="1.534cm">
            <draw:text-box>
              <text:p>test</text:p>
              <text:p>session</text:p>
            </draw:text-box>
          </draw:frame>
        </draw:g>
        <draw:g>
          <draw:custom-shape draw:style-name="gr11" draw:text-style-name="P1" draw:layer="layout" svg:width="2.794cm" svg:height="2.094cm" svg:x="21.136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21.136cm" svg:y="1.534cm">
            <draw:text-box>
              <text:p>app</text:p>
              <text:p>DB</text:p>
            </draw:text-box>
          </draw:frame>
        </draw:g>
        <draw:custom-shape draw:style-name="gr10" draw:text-style-name="P1" draw:layer="layout" svg:width="2.206cm" svg:height="2.206cm" svg:x="8.114cm" svg:y="1.092cm">
          <text:p text:style-name="P1">tes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10" draw:text-style-name="P1" draw:layer="layout" svg:width="2.206cm" svg:height="2.206cm" svg:x="15.214cm" svg:y="1.092cm">
          <text:p text:style-name="P1">app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g>
          <draw:custom-shape draw:style-name="gr11" draw:text-style-name="P1" draw:layer="layout" svg:width="2.794cm" svg:height="2.094cm" svg:x="1.136cm" svg:y="1.09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2" draw:layer="layout" svg:width="3.029cm" svg:height="1.927cm" svg:x="1.136cm" svg:y="1.534cm">
            <draw:text-box>
              <text:p>test</text:p>
              <text:p>DB</text:p>
            </draw:text-box>
          </draw:frame>
        </draw:g>
        <draw:custom-shape draw:style-name="gr13" draw:text-style-name="P1" draw:layer="layout" svg:width="3.674cm" svg:height="0.254cm" svg:x="5.582cm" svg:y="3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858cm" svg:height="0.254cm" svg:x="2.398cm" svg:y="4.1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674cm" svg:height="0.254cm" svg:x="5.582cm" svg:y="6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858cm" svg:height="0.254cm" svg:x="2.398cm" svg:y="7.1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302cm" svg:height="0.244cm" svg:x="16.368cm" svg:y="5.0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388cm" svg:height="0.254cm" svg:x="16.368cm" svg:y="5.6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6.388cm" svg:height="0.254cm" svg:x="16.368cm" svg:y="6.354cm">
          <text:p/>
          <draw:enhanced-geometry svg:viewBox="0 0 21600 21600" draw:text-areas="0 0 21600 21600" draw:mirror-horizontal="fals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6.388cm" svg:height="0.395cm" svg:x="16.368cm" svg:y="11.65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3cm" svg:height="0.39cm" svg:x="16.368cm" svg:y="11.0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674cm" svg:height="0.254cm" svg:x="5.582cm" svg:y="8.9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858cm" svg:height="0.254cm" svg:x="2.398cm" svg:y="9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3.674cm" svg:height="0.254cm" svg:x="5.582cm" svg:y="11.9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6.858cm" svg:height="0.254cm" svg:x="2.398cm" svg:y="12.55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1" draw:layer="layout" svg:width="3.429cm" svg:height="0.492cm" svg:x="12.912cm" svg:y="12.2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Kehl</meta:initial-creator>
    <meta:creation-date>2013-07-11T13:26:11</meta:creation-date>
    <dc:date>2013-09-04T15:00:38.576994696</dc:date>
    <meta:editing-duration>PT15H9M10S</meta:editing-duration>
    <meta:editing-cycles>20</meta:editing-cycles>
    <meta:generator>LibreOffice/4.1.1.2$Linux_X86_64 LibreOffice_project/410$Build-2</meta:generator>
    <meta:document-statistic meta:object-count="51"/>
  </office:meta>
</office:document-meta>
</file>